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4"/>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14"/>
    <style:style style:name="P14" style:family="paragraph" style:parent-style-name="Standard" style:list-style-name="L15"/>
    <style:style style:name="P15" style:family="paragraph" style:parent-style-name="Standard" style:list-style-name="L16"/>
    <style:style style:name="P16" style:family="paragraph" style:parent-style-name="Standard" style:list-style-name="L17"/>
    <style:style style:name="P17" style:family="paragraph" style:parent-style-name="Standard" style:list-style-name="L18"/>
    <style:style style:name="P18" style:family="paragraph" style:parent-style-name="Standard" style:list-style-name="L19"/>
    <style:style style:name="P19" style:family="paragraph" style:parent-style-name="Standard" style:list-style-name="L20"/>
    <style:style style:name="P20" style:family="paragraph" style:parent-style-name="Standard" style:list-style-name="L21"/>
    <style:style style:name="P21" style:family="paragraph" style:parent-style-name="Standard" style:list-style-name="L22"/>
    <style:style style:name="P22" style:family="paragraph" style:parent-style-name="Standard" style:list-style-name="L23"/>
    <style:style style:name="P23" style:family="paragraph" style:parent-style-name="Standard" style:list-style-name="L24"/>
    <style:style style:name="P24" style:family="paragraph" style:parent-style-name="Standard" style:list-style-name="L25"/>
    <style:style style:name="P25" style:family="paragraph" style:parent-style-name="Standard" style:list-style-name="L26"/>
    <style:style style:name="P26" style:family="paragraph" style:parent-style-name="Standard" style:list-style-name="L27"/>
    <style:style style:name="P27" style:family="paragraph" style:parent-style-name="Standard" style:list-style-name="L28"/>
    <style:style style:name="P28" style:family="paragraph" style:parent-style-name="Standard" style:list-style-name="L29"/>
    <style:style style:name="P29" style:family="paragraph" style:parent-style-name="Standard" style:list-style-name="L31"/>
    <style:style style:name="P30" style:family="paragraph" style:parent-style-name="Standard" style:list-style-name="L32"/>
    <style:style style:name="P31" style:family="paragraph" style:parent-style-name="Standard" style:list-style-name="L33"/>
    <style:style style:name="P32" style:family="paragraph" style:parent-style-name="List_20_1" style:list-style-name="L1"/>
    <style:style style:name="P33" style:family="paragraph" style:parent-style-name="Heading_20_4">
      <style:text-properties fo:font-weight="bold" style:font-weight-asian="bold" style:font-weight-complex="bold"/>
    </style:style>
    <style:style style:name="T1" style:family="text">
      <style:text-properties style:font-name="Times New Roman" style:font-name-asian="Times New Roman" style:font-name-complex="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ther animals in Kreen</text:h>
      <text:p text:style-name="Standard"/>
      <text:p text:style-name="Standard">Stat Block Template</text:p>
      <text:h text:style-name="Heading_20_2" text:outline-level="2">Animal (Spellwarped)</text:h>
      <text:h text:style-name="Heading_20_3" text:outline-level="3">Statistics</text:h>
      <text:p text:style-name="Statistics"><text:span text:style-name="Strong_20_Emphasis">Type</text:span></text:p>
      <text:p text:style-name="Statistics"><text:span text:style-name="Strong_20_Emphasis">Hit Dice:</text:span> </text:p>
      <text:p text:style-name="Statistics"><text:span text:style-name="Strong_20_Emphasis">Initiative:</text:span> </text:p>
      <text:p text:style-name="Statistics"><text:span text:style-name="Strong_20_Emphasis">Speed:</text:span> </text:p>
      <text:p text:style-name="Statistics"><text:span text:style-name="Strong_20_Emphasis">Armor Class:</text:span> </text:p>
      <text:p text:style-name="Statistics"><text:span text:style-name="Strong_20_Emphasis">Base Attack/Grapple:</text:span> </text:p>
      <text:p text:style-name="Statistics"><text:span text:style-name="Strong_20_Emphasis">Attack:</text:span> </text:p>
      <text:p text:style-name="Statistics"><text:span text:style-name="Strong_20_Emphasis">Full Attack:</text:span> </text:p>
      <text:p text:style-name="Statistics"><text:span text:style-name="Strong_20_Emphasis">Space/Reach:</text:span> 10 ft./0 ft.</text:p>
      <text:p text:style-name="Statistics"><text:span text:style-name="Strong_20_Emphasis">Special Attacks:</text:span> </text:p>
      <text:p text:style-name="Statistics"><text:span text:style-name="Strong_20_Emphasis">Special Qualities:</text:span> </text:p>
      <text:p text:style-name="Statistics"><text:span text:style-name="Strong_20_Emphasis">Saves:</text:span> Fort , Ref , Will </text:p>
      <text:p text:style-name="Statistics"><text:span text:style-name="Strong_20_Emphasis">Abilities:</text:span> Str , Dex , Con , Int , Wis , Cha </text:p>
      <text:p text:style-name="Statistics"><text:span text:style-name="Strong_20_Emphasis">Skills:</text:span> </text:p>
      <text:p text:style-name="Statistics"><text:span text:style-name="Strong_20_Emphasis">Feats:</text:span></text:p>
      <text:p text:style-name="Statistics"><text:span text:style-name="Strong_20_Emphasis">Environment:</text:span> </text:p>
      <text:p text:style-name="Statistics"><text:span text:style-name="Strong_20_Emphasis">Organization:</text:span> </text:p>
      <text:p text:style-name="Statistics"><text:span text:style-name="Strong_20_Emphasis">Challenge Rating:</text:span> </text:p>
      <text:p text:style-name="Statistics"><text:span text:style-name="Strong_20_Emphasis">Treasure:</text:span> None</text:p>
      <text:p text:style-name="Statistics"><text:span text:style-name="Strong_20_Emphasis">Alignment:</text:span> Always neutral</text:p>
      <text:p text:style-name="Statistics"><text:span text:style-name="Strong_20_Emphasis">Advancement:</text:span> None</text:p>
      <text:p text:style-name="Statistics"><text:span text:style-name="Strong_20_Emphasis">Level Adjustment:</text:span> —</text:p>
      <text:h text:style-name="Heading_20_3" text:outline-level="3">Description</text:h>
      <text:p text:style-name="Text_20_body">Visible Description</text:p>
      <text:h text:style-name="Heading_20_4" text:outline-level="4">Behavior</text:h>
      <text:p text:style-name="Text_20_body">Behavior Description</text:p>
      <text:h text:style-name="Heading_20_4" text:outline-level="4">Combat</text:h>
      <text:p text:style-name="Text_20_body">Combat Description</text:p>
      <text:h text:style-name="Heading_20_3" text:outline-level="3">Abilities</text:h>
      <text:h text:style-name="Heading_20_4" text:outline-level="4">Ability (Ex):</text:h>
      <text:p text:style-name="Text_20_body">Description</text:p>
      <text:h text:style-name="Heading_20_4" text:outline-level="4"><text:span text:style-name="T2">Spell Absorption (su):</text:span> <text:s text:c="2"/></text:h>
      <text:p text:style-name="Text_20_body">Whenever a spell fails to penetrate a spellwarped’s spell resistance, the creature gains one of the following benefits, chosen at the time that the spell effect is resolved.</text:p>
      <text:list xml:id="list29571699" text:style-name="L1">
        <text:list-item>
          <text:p text:style-name="P32"><text:span text:style-name="Strong_20_Emphasis">Might:</text:span> The spellwarped gains a +4 enhancement bonus to Strength for 1 minute.</text:p>
        </text:list-item>
        <text:list-item>
          <text:p text:style-name="P32"><text:span text:style-name="Strong_20_Emphasis">Agility:</text:span> The spellwarped gains a +4 enhancement bonus to Dexterity for 1 minute.</text:p>
        </text:list-item>
        <text:list-item>
          <text:p text:style-name="P32"><text:span text:style-name="Strong_20_Emphasis">Endurance:</text:span> The spellwarped gains a +4 enhancement bonus to Constitution for 1 minute.</text:p>
        </text:list-item>
        <text:list-item>
          <text:p text:style-name="P32"><text:span text:style-name="Strong_20_Emphasis">Life:</text:span> The spellwarped gains temporary hit points equal to 5 × the level of the failed spell.</text:p>
        </text:list-item>
        <text:list-item>
          <text:p text:style-name="P32"><text:span text:style-name="Strong_20_Emphasis">Speed:</text:span> The spellwarped's base speed increases by a number of feet equal to 5 × the level of the failed spell.</text:p>
        </text:list-item>
        <text:list-item>
          <text:p text:style-name="P32"><text:span text:style-name="Strong_20_Emphasis">Resistance:</text:span> The spellwarped gains resistance 10 to one energy type (acid, cold, electricity, ﬁre, sonic, or negative energy).</text:p>
        </text:list-item>
      </text:list>
      <text:p text:style-name="Standard"/>
      <text:p text:style-name="Standard">Barnacles</text:p>
      <text:list xml:id="list29576847" text:style-name="L2">
        <text:list-item>
          <text:p text:style-name="P1">Carbon fiber plate or Graphite nacre</text:p>
        </text:list-item>
        <text:list-item>
          <text:p text:style-name="P1">Filter Feeder</text:p>
        </text:list-item>
        <text:list-item>
          <text:p text:style-name="P1">Jellyfish-like movement or Hopper</text:p>
        </text:list-item>
        <text:list-item>
          <text:p text:style-name="P1">Sexed or asexual reproduction</text:p>
        </text:list-item>
      </text:list>
      <text:p text:style-name="Standard"/>
      <text:h text:style-name="Heading_20_2" text:outline-level="2">Barnacles (Spellwarped)</text:h>
      <text:h text:style-name="Heading_20_3" text:outline-level="3">Statistics</text:h>
      <text:p text:style-name="Statistics"><text:span text:style-name="Strong_20_Emphasis">Small Abberation (Augmented Aquatic Swarm)</text:span></text:p>
      <text:p text:style-name="Statistics"><text:span text:style-name="Strong_20_Emphasis">Hit Dice:</text:span> 5d10 </text:p>
      <text:p text:style-name="Statistics"><text:span text:style-name="Strong_20_Emphasis">Initiative:</text:span> +6</text:p>
      <text:p text:style-name="Statistics"><text:span text:style-name="Strong_20_Emphasis">Speed:</text:span> Fly 5, Swim 5</text:p>
      <text:p text:style-name="Statistics"><text:span text:style-name="Strong_20_Emphasis">Armor Class:</text:span> <text:s/>32 (+8 Size +12 natural, +2 Dex)</text:p>
      <text:p text:style-name="Statistics"><text:span text:style-name="Strong_20_Emphasis">Base Attack/Grapple:</text:span> <text:s/>-9</text:p>
      <text:p text:style-name="Statistics"><text:span text:style-name="Strong_20_Emphasis">Attack:</text:span> <text:s/>Swarm (1d6)</text:p>
      <text:p text:style-name="Statistics"><text:span text:style-name="Strong_20_Emphasis">Full Attack: </text:span><text:span text:style-name="Strong_20_Emphasis"><text:span text:style-name="T3">Swarm (1d6)</text:span></text:span></text:p>
      <text:p text:style-name="Statistics"><text:span text:style-name="Strong_20_Emphasis">Space/Reach:</text:span> 10 ft./0 ft.</text:p>
      <text:p text:style-name="Statistics"><text:span text:style-name="Strong_20_Emphasis">Special Attacks:</text:span> Distraction, Adhere</text:p>
      <text:p text:style-name="Statistics"><text:span text:style-name="Strong_20_Emphasis">Special Qualities:</text:span> Swarm Traits, Aquatic traits, Immune to weapon damage, <text:s/>Spell absorption, Tremorsense, Amphibious, Spell resistance 16</text:p>
      <text:p text:style-name="Statistics"><text:span text:style-name="Strong_20_Emphasis">Saves:</text:span> Fort +5, Ref +6, Will -4 </text:p>
      <text:p text:style-name="Statistics"><text:span text:style-name="Strong_20_Emphasis">Abilities:</text:span> Str 14, Dex 14, Con 12, Int 1, Wis 1, Cha 2 </text:p>
      <text:p text:style-name="Statistics"><text:span text:style-name="Strong_20_Emphasis">Skills:</text:span> <text:s/>Hide +22, Move silently +7</text:p>
      <text:p text:style-name="Statistics"><text:span text:style-name="Strong_20_Emphasis">Feats: </text:span><text:span text:style-name="Strong_20_Emphasis"><text:span text:style-name="T3">Improved Initiative, Stealthy</text:span></text:span></text:p>
      <text:p text:style-name="Statistics"><text:span text:style-name="Strong_20_Emphasis">Environment:</text:span> Underground Kreen, Reservoir</text:p>
      <text:p text:style-name="Statistics"><text:span text:style-name="Strong_20_Emphasis">Organization:</text:span> Swarm, Host (1-3), Field (4-8)</text:p>
      <text:p text:style-name="Statistics"><text:span text:style-name="Strong_20_Emphasis">Challenge Rating:</text:span> 4</text:p>
      <text:p text:style-name="Statistics"><text:span text:style-name="Strong_20_Emphasis">Treasure:</text:span> Half Normal, No organic materials</text:p>
      <text:p text:style-name="Statistics"><text:span text:style-name="Strong_20_Emphasis">Alignment:</text:span> Always neutral</text:p>
      <text:p text:style-name="Statistics"><text:span text:style-name="Strong_20_Emphasis">Advancement:</text:span> None</text:p>
      <text:p text:style-name="Statistics"><text:span text:style-name="Strong_20_Emphasis">Level Adjustment:</text:span> —</text:p>
      <text:h text:style-name="Heading_20_3" text:outline-level="3">Description</text:h>
      <text:p text:style-name="Text_20_body">These creatures were originally crustaceans from the reservoir but have since employed their natural absorption abilities as well as their carbon fiber nacre carapace to escape through Kreen's filtering system into the outside. Very small creatures they will attach to whatever hard surface is nearby and can be found coating large areas in small pointed caps segmented into eight triangular pieces. When unperturbed the barnacles push their caps outward to reveal an anemone-like center that filters material from the air.</text:p>
      <text:h text:style-name="Heading_20_4" text:outline-level="4">Behavior</text:h>
      <text:p text:style-name="Text_20_body">These creatures are timid and do not instigate violence. They are more likely to either bunker down by closing their shell shut or evacuating the area. They move by rapidly pulsing their small octogonal plated bodies to flap their way through the air. A swarm tends to congregate with others of its type and communicates through tremors by drumming on a surface with the tentacles they use to adhere to it. They reproduce via eggs left behind on organic material though will protect the egg until the offspring is suitable for the environment. Offspring look similar to the parent but are transparent and have teeth they eat organic material <text:s/>with until maturing.</text:p>
      <text:h text:style-name="Heading_20_4" text:outline-level="4">Combat</text:h>
      <text:p text:style-name="Text_20_body">If pressed these creatures will swarm in the air and begin using the edges of their shells to slam into a creature leaving small ragged slices all over the skin. If they do manage to put down the creature they will settle down on it to protect their new food source from external consumption.</text:p>
      <text:h text:style-name="Heading_20_3" text:outline-level="3">Abilities</text:h>
      <text:h text:style-name="Heading_20_4" text:outline-level="4">Adhere (Ex):</text:h>
      <text:p text:style-name="Text_20_body">The barnacles can adhere to any solid surface with eight small feet on the underside of their bodies. Should they make a grapple check to hold onto a living being they can adhere to the skin or fur and will only be removed by killing the barnacle or removing the surface. Barnacles dislike adhering to the inside of living things and will not suffocate creatures by covering them though if a swarm successfully grapples a target it will require a strength check DC 15 to take a move action and the target will be blind until clearing their eyes and ears of barnacles</text:p>
      <text:h text:style-name="P33" text:outline-level="4">Spell Absorption (su):</text:h>
      <text:p text:style-name="Text_20_body">Whenever a spell fails to penetrate a spellwarped’s spell resistance, the creature gains one of the following benefits, chosen at the time that the spell effect is resolved.</text:p>
      <text:list xml:id="list33692450" text:continue-list="list29571699" text:style-name="L1">
        <text:list-item text:start-value="1">
          <text:p text:style-name="P32"><text:span text:style-name="Strong_20_Emphasis">Might:</text:span> The spellwarped gains a +4 enhancement bonus to Strength for 1 minute.</text:p>
        </text:list-item>
        <text:list-item>
          <text:p text:style-name="P32"><text:span text:style-name="Strong_20_Emphasis">Agility:</text:span> The spellwarped gains a +4 enhancement bonus to Dexterity for 1 minute.</text:p>
        </text:list-item>
        <text:list-item>
          <text:p text:style-name="P32"><text:span text:style-name="Strong_20_Emphasis">Endurance:</text:span> The spellwarped gains a +4 enhancement bonus to Constitution for 1 minute.</text:p>
        </text:list-item>
        <text:list-item>
          <text:p text:style-name="P32"><text:span text:style-name="Strong_20_Emphasis">Life:</text:span> The spellwarped gains temporary hit points equal to 5 × the level of the failed spell.</text:p>
        </text:list-item>
        <text:list-item>
          <text:p text:style-name="P32"><text:span text:style-name="Strong_20_Emphasis">Speed:</text:span> The spellwarped's base speed increases by a number of feet equal to 5 × the level of the failed spell.</text:p>
        </text:list-item>
        <text:list-item>
          <text:p text:style-name="P32"><text:span text:style-name="Strong_20_Emphasis">Resistance:</text:span> The spellwarped gains resistance 10 to one energy type (acid, cold, electricity, ﬁre, sonic, or negative energy).</text:p>
        </text:list-item>
      </text:list>
      <text:h text:style-name="Heading_20_2" text:outline-level="2">Lichen</text:h>
      <text:list xml:id="list29589773" text:style-name="L3">
        <text:list-item>
          <text:p text:style-name="P2">Radioactive and toxin pearling – ellipsoid discs</text:p>
        </text:list-item>
        <text:list-item>
          <text:p text:style-name="P2">Radiovore</text:p>
        </text:list-item>
        <text:list-item>
          <text:p text:style-name="P2">Consumes negative energy</text:p>
        </text:list-item>
        <text:list-item>
          <text:p text:style-name="P2">Can infect roaming spirits who can manifest, negatively-aligned constructs, or the undead (Undead, Vampires, ghosts)</text:p>
        </text:list-item>
        <text:list-item>
          <text:p text:style-name="P2">Spores are produced by female structures after being fertilized by male structures with pollen</text:p>
        </text:list-item>
        <text:list-item>
          <text:p text:style-name="P2">Also reproduces through runners with asexual division</text:p>
        </text:list-item>
        <text:list-item>
          <text:p text:style-name="P2">Spores can begin reproducing lichen on any metal or mineral substance.</text:p>
        </text:list-item>
        <text:list-item>
          <text:p text:style-name="P2">High maximum reproduction rate strongly regulated by radioactivity</text:p>
        </text:list-item>
        <text:list-item>
          <text:p text:style-name="P2">Radiation immune - Regardless of radiation level it will not destroy the lichen or its spores.</text:p>
        </text:list-item>
        <text:list-item>
          <text:p text:style-name="P2">explosively/electrically sensitive – The lichen will flash-burn as if thermite of half its volume if exposed to high amperage or a high-modulus pressure wave.</text:p>
        </text:list-item>
      </text:list>
      <text:h text:style-name="Heading_20_2" text:outline-level="2">Starfish</text:h>
      <text:list xml:id="list29578583" text:style-name="L4">
        <text:list-item>
          <text:p text:style-name="P3">Magnetovore – feeds through electrical induction</text:p>
        </text:list-item>
        <text:list-item>
          <text:p text:style-name="P3">Filter Feeder – Acquires materials through 'swimming' through sand or very loose soil.</text:p>
        </text:list-item>
        <text:list-item>
          <text:p text:style-name="P3">Mobile but slow</text:p>
        </text:list-item>
        <text:list-item>
          <text:p text:style-name="P3">Digs into sand dunes when threatened</text:p>
        </text:list-item>
        <text:list-item>
          <text:p text:style-name="P3">Sensory apparatus is based on perceiving magnetic fields</text:p>
        </text:list-item>
        <text:list-item>
          <text:p text:style-name="P3">hermaphroditic reproduction</text:p>
        </text:list-item>
        <text:list-item>
          <text:p text:style-name="P3">Life cycle begins with live births into sand dunes with a great deal of organic materials</text:p>
        </text:list-item>
        <text:list-item>
          <text:p text:style-name="P3">Bioluminescent, related to current energy stores and its broadcast of a tone indicating its health or state.</text:p>
        </text:list-item>
        <text:list-item>
          <text:p text:style-name="P3">Other members seek tones that indicate food or beneficial environments</text:p>
        </text:list-item>
      </text:list>
      <text:h text:style-name="Heading_20_2" text:outline-level="2">Crystal coral</text:h>
      <text:list xml:id="list29600939" text:style-name="L5">
        <text:list-item>
          <text:p text:style-name="P4">Detached constructing tip is the queen and controls up to approximately 30 'modules' each 2-5” in diameter</text:p>
        </text:list-item>
        <text:list-item>
          <text:p text:style-name="P4">When hives grow too large for the amount of modules a new queen is born and takes half the total population to build a new module to her liking</text:p>
        </text:list-item>
        <text:list-item>
          <text:p text:style-name="P4">Filter feeder, scavenger</text:p>
        </text:list-item>
        <text:list-item>
          <text:p text:style-name="P4">Ethereal resistant</text:p>
        </text:list-item>
        <text:list-item>
          <text:p text:style-name="P4">The module types built by the rest of the hive are determined by the structure initially built by the queen and different hives cannot properly 'fit' on all joining edges.</text:p>
        </text:list-item>
        <text:list-item>
          <text:p text:style-name="P4">Walls are composed of long crystals of a type dependent on what materials are in its environment. </text:p>
        </text:list-item>
        <text:list-item>
          <text:p text:style-name="P4">Exit holes are on the central nodule that the remainder of the spar formation is connected to.</text:p>
        </text:list-item>
        <text:list-item>
          <text:p text:style-name="P4">Smaller members filter through sand or leftover detritus for food and bring it to the queen.</text:p>
        </text:list-item>
        <text:list-item>
          <text:p text:style-name="P4">Each module can teleport of its own accord but usually reassemble along a surface in a particular direction to move.</text:p>
        </text:list-item>
        <text:list-item>
          <text:p text:style-name="P4">Unless moving quickly the hive tries to keep as many of its module ends connected to each other as possible and is generally spherical</text:p>
        </text:list-item>
      </text:list>
      <text:h text:style-name="Heading_20_2" text:outline-level="2">Lobster (roach throwback)</text:h>
      <text:list xml:id="list29598663" text:style-name="L6">
        <text:list-item>
          <text:p text:style-name="P5">Force wall shell (cyan translucent)</text:p>
        </text:list-item>
        <text:list-item>
          <text:p text:style-name="P5">Eats lichen, Fell grape fruit, Ethereal glories</text:p>
        </text:list-item>
        <text:list-item>
          <text:p text:style-name="P5">Immune to the touch of spirit parasites</text:p>
        </text:list-item>
        <text:list-item>
          <text:p text:style-name="P5">Infravision</text:p>
        </text:list-item>
        <text:list-item>
          <text:p text:style-name="P5">Slight photophobia</text:p>
        </text:list-item>
        <text:list-item>
          <text:p text:style-name="P5">Docile</text:p>
        </text:list-item>
        <text:list-item>
          <text:p text:style-name="P5">Primitive wings, can only make long jumps.</text:p>
        </text:list-item>
        <text:list-item>
          <text:p text:style-name="P5">Territorial, Cannibalistic</text:p>
        </text:list-item>
        <text:list-item>
          <text:p text:style-name="P5">7” long from claw to tail</text:p>
        </text:list-item>
        <text:list-item>
          <text:p text:style-name="P5">Color scheme (0,0,100) (99,60,0) (60,99,0)</text:p>
        </text:list-item>
      </text:list>
      <text:h text:style-name="Heading_20_2" text:outline-level="2">Moth, Greenwing</text:h>
      <text:list xml:id="list29596187" text:style-name="L7">
        <text:list-item>
          <text:p text:style-name="P6">Photosynthetic</text:p>
        </text:list-item>
        <text:list-item>
          <text:p text:style-name="P6">Deep forest green wings, spotted </text:p>
        </text:list-item>
        <text:list-item>
          <text:p text:style-name="P6">Color scheme (0,51,4) (0,51,30) (0,47,51)</text:p>
        </text:list-item>
        <text:list-item>
          <text:p text:style-name="P6">Luna tail</text:p>
        </text:list-item>
        <text:list-item>
          <text:p text:style-name="P6">11” wing span</text:p>
        </text:list-item>
        <text:list-item>
          <text:p text:style-name="P6">Larval stage eats lichen and eats fell grape fruit</text:p>
        </text:list-item>
        <text:list-item>
          <text:p text:style-name="P6">Plant type</text:p>
        </text:list-item>
        <text:list-item>
          <text:p text:style-name="P6">Make rhythmic rustling noises</text:p>
        </text:list-item>
      </text:list>
      <text:h text:style-name="Heading_20_2" text:outline-level="2">Moth, Frost</text:h>
      <text:list xml:id="list29584215" text:style-name="L8">
        <text:list-item>
          <text:p text:style-name="P7">Absorbs Heat</text:p>
        </text:list-item>
        <text:list-item>
          <text:p text:style-name="P7">Sets up ice hives</text:p>
        </text:list-item>
        <text:list-item>
          <text:p text:style-name="P7">6-12 Members to maintain hives</text:p>
        </text:list-item>
        <text:list-item>
          <text:p text:style-name="P7">Retrieve light sources or fire</text:p>
        </text:list-item>
        <text:list-item>
          <text:p text:style-name="P7">Jointed arms with clasps that are flame retardant</text:p>
        </text:list-item>
        <text:list-item>
          <text:p text:style-name="P7">3” wing span</text:p>
        </text:list-item>
      </text:list>
      <text:h text:style-name="Heading_20_2" text:outline-level="2">Pyrosnail</text:h>
      <text:list xml:id="list29574513" text:style-name="L9">
        <text:list-item>
          <text:p text:style-name="P8">Graphite nacre shell</text:p>
        </text:list-item>
        <text:list-item>
          <text:p text:style-name="P8">Eats rust and various other metals/chemicals</text:p>
        </text:list-item>
        <text:list-item>
          <text:p text:style-name="P8">Very high chemical tolerance</text:p>
        </text:list-item>
        <text:list-item>
          <text:p text:style-name="P8">Exothermic</text:p>
        </text:list-item>
        <text:list-item>
          <text:p text:style-name="P8">Lantern antennae (blinks)</text:p>
        </text:list-item>
        <text:list-item>
          <text:p text:style-name="P8">Crystal eyes (reflective)</text:p>
        </text:list-item>
        <text:list-item>
          <text:p text:style-name="P8">Leathery/plated, moves via contraction</text:p>
        </text:list-item>
        <text:list-item>
          <text:p text:style-name="P8">Size of an apple snail</text:p>
        </text:list-item>
      </text:list>
      <text:h text:style-name="Heading_20_2" text:outline-level="2">Caterpillar, lantern</text:h>
      <text:list xml:id="list29576825" text:style-name="L10">
        <text:list-item>
          <text:p text:style-name="P9">Eats radioactive material (lichen pearls)</text:p>
        </text:list-item>
        <text:list-item>
          <text:p text:style-name="P9">Sensitive to radiation bursts (bleaches)</text:p>
        </text:list-item>
        <text:list-item>
          <text:p text:style-name="P9">vision (Greyscale(intensity)/blue)</text:p>
        </text:list-item>
        <text:list-item>
          <text:p text:style-name="P9">Carries light source</text:p>
        </text:list-item>
        <text:list-item>
          <text:p text:style-name="P9">Excretes depleted material</text:p>
        </text:list-item>
        <text:list-item>
          <text:p text:style-name="P9">Turns into frost moth</text:p>
        </text:list-item>
        <text:list-item>
          <text:p text:style-name="P9">Does not breathe</text:p>
        </text:list-item>
        <text:list-item>
          <text:p text:style-name="P9">Larval stage is amphibious</text:p>
        </text:list-item>
        <text:list-item>
          <text:p text:style-name="P9">lays eggs at the waterlines of radioactive pools, near lights in radioactive areas, or in humid areas.</text:p>
        </text:list-item>
        <text:list-item>
          <text:p text:style-name="P9">2” long</text:p>
        </text:list-item>
      </text:list>
      <text:h text:style-name="Heading_20_2" text:outline-level="2">Nightflower (larval greenwing moth)</text:h>
      <text:list xml:id="list29600587" text:style-name="L11">
        <text:list-item>
          <text:p text:style-name="P10">Reddish stemmed plant with green leaves</text:p>
        </text:list-item>
        <text:list-item>
          <text:p text:style-name="P10">Matte black flower smells of incense and grass</text:p>
        </text:list-item>
        <text:list-item>
          <text:p text:style-name="P10">Primitive hearing antennae below sepals</text:p>
        </text:list-item>
        <text:list-item>
          <text:p text:style-name="P10">Blooms when it hears chirping Greenwing moths</text:p>
        </text:list-item>
        <text:list-item>
          <text:p text:style-name="P10">Life cycle: </text:p>
          <text:list>
            <text:list-item>
              <text:p text:style-name="P10">Parent lays seeds on viable surface near light</text:p>
            </text:list-item>
            <text:list-item>
              <text:p text:style-name="P10">Caterpillars hatch and seek out lichen</text:p>
            </text:list-item>
            <text:list-item>
              <text:p text:style-name="P10">Once developed enough caterpillars seek light to become a Flower</text:p>
            </text:list-item>
            <text:list-item>
              <text:p text:style-name="P10">Flower grows to maturity</text:p>
            </text:list-item>
            <text:list-item>
              <text:p text:style-name="P10">Attracts a mate which fertilizes the flower</text:p>
            </text:list-item>
            <text:list-item>
              <text:p text:style-name="P10">Flower bears an adult moth</text:p>
            </text:list-item>
            <text:list-item>
              <text:p text:style-name="P10">Adult moth seeks mate</text:p>
            </text:list-item>
          </text:list>
        </text:list-item>
        <text:list-item>
          <text:p text:style-name="P10">12-48” tall depending on environment</text:p>
        </text:list-item>
      </text:list>
      <text:h text:style-name="Heading_20_2" text:outline-level="2">Clinging tulip</text:h>
      <text:list xml:id="list29602626" text:style-name="L12">
        <text:list-item>
          <text:p text:style-name="P11">Adheres to surfaces (small root system)</text:p>
        </text:list-item>
        <text:list-item>
          <text:p text:style-name="P11">Carnivorous</text:p>
        </text:list-item>
        <text:list-item>
          <text:p text:style-name="P11">Lives in close proximity to lichen</text:p>
        </text:list-item>
        <text:list-item>
          <text:p text:style-name="P11">Resistant to radiation but still sensitive to bursts (wilts, repeated exposure causes death)</text:p>
        </text:list-item>
        <text:list-item>
          <text:p text:style-name="P11">Tulip like Venus fly trap</text:p>
        </text:list-item>
        <text:list-item>
          <text:p text:style-name="P11">Articulated woody stem</text:p>
        </text:list-item>
      </text:list>
      <text:h text:style-name="Heading_20_2" text:outline-level="2">Ethereal glories</text:h>
      <text:list xml:id="list29584777" text:style-name="L13">
        <text:list-item>
          <text:p text:style-name="P12">Live in the ethereal plane</text:p>
        </text:list-item>
        <text:list-item>
          <text:p text:style-name="P12">Continually manifested</text:p>
        </text:list-item>
        <text:list-item>
          <text:p text:style-name="P12">Ghostly noises (mimic)</text:p>
        </text:list-item>
        <text:list-item>
          <text:p text:style-name="P12">Copies auras of beings it has observed, uses mirror images for lures</text:p>
        </text:list-item>
        <text:list-item>
          <text:p text:style-name="P12">Photovore, spirit parasite</text:p>
        </text:list-item>
        <text:list-item>
          <text:p text:style-name="P12">Regenerative, invasive to living touch to either the mirror image or the plant</text:p>
        </text:list-item>
        <text:list-item>
          <text:p text:style-name="P12">Spirit parasite digests the animating force of the parasitized creature then grows out of the body into an ethereal glory when the creature dies.</text:p>
        </text:list-item>
      </text:list>
      <text:h text:style-name="Heading_20_2" text:outline-level="2">Fell Grapes</text:h>
      <text:list xml:id="list29589477" text:style-name="L14">
        <text:list-item>
          <text:p text:style-name="P13">Lives in colder areas with sandy floors near the underworks's bonehoards</text:p>
        </text:list-item>
        <text:list-item>
          <text:p text:style-name="P13">Resistant to negative energy</text:p>
        </text:list-item>
        <text:list-item>
          <text:p text:style-name="P13">Resistant to radioactivity, bursts will destroy fruit but the parent plant can survive fairly high burst levels</text:p>
        </text:list-item>
        <text:list-item>
          <text:p text:style-name="P13">Calcivore</text:p>
        </text:list-item>
        <text:list-item>
          <text:p text:style-name="P13">Fruit high in calcium, twice the size as normal with half the fruit.</text:p>
        </text:list-item>
        <text:list-item>
          <text:p text:style-name="P13">Unprocessed fruit can be eaten or the juice drank to knit bones which causes temporary constitution loss but an equal D12 in healing</text:p>
        </text:list-item>
        <text:list-item>
          <text:p text:style-name="P13">Chemosynthetic</text:p>
          <text:list>
            <text:list-item>
              <text:p text:style-name="P13">Hydrocarbons <text:span text:style-name="T1">→</text:span> energy</text:p>
            </text:list-item>
            <text:list-item>
              <text:p text:style-name="P13">Methanes or alcohols especially</text:p>
            </text:list-item>
            <text:list-item>
              <text:p text:style-name="P13">Outputs oxygen and some low weight elements</text:p>
            </text:list-item>
          </text:list>
        </text:list-item>
        <text:list-item>
          <text:p text:style-name="P13">White stem &amp; roots</text:p>
        </text:list-item>
        <text:list-item>
          <text:p text:style-name="P13">Black fruit</text:p>
        </text:list-item>
        <text:list-item>
          <text:p text:style-name="P13">Spreads by runners</text:p>
        </text:list-item>
      </text:list>
      <text:h text:style-name="Heading_20_2" text:outline-level="2">Frigid Kelp (freshwater)</text:h>
      <text:list xml:id="list29597230" text:style-name="L15">
        <text:list-item>
          <text:p text:style-name="P14">Intakes salt &amp; heat</text:p>
        </text:list-item>
        <text:list-item>
          <text:p text:style-name="P14">Temperature absorbent</text:p>
        </text:list-item>
        <text:list-item>
          <text:p text:style-name="P14">Outputs ions or parts of salts</text:p>
        </text:list-item>
        <text:list-item>
          <text:p text:style-name="P14">Electrical discharge near very large silicate base</text:p>
        </text:list-item>
        <text:list-item>
          <text:p text:style-name="P14">Stores salts to generate energy (KOH)</text:p>
        </text:list-item>
        <text:list-item>
          <text:p text:style-name="P14">Kelp leaves stretch miles upward from their base </text:p>
        </text:list-item>
        <text:list-item>
          <text:p text:style-name="P14">Sway in time with the ambient electromagnetic field they generate</text:p>
        </text:list-item>
        <text:list-item>
          <text:p text:style-name="P14">Leaves are very thick and wide at depth, splitting into multiple leaves in shallow waters.</text:p>
        </text:list-item>
        <text:list-item>
          <text:p text:style-name="P14">Base is a rough hemisphere several meters in diameter</text:p>
        </text:list-item>
        <text:list-item>
          <text:p text:style-name="P14">Lower sections have jointed armor plating to resist depth pressures and lose their leaves.</text:p>
        </text:list-item>
        <text:list-item>
          <text:p text:style-name="P14">Reproduces by splitting, progeny grow from the main stalk then float and grow downward until meeting the reservoir floor.</text:p>
        </text:list-item>
      </text:list>
      <text:h text:style-name="Heading_20_2" text:outline-level="2">Glass Crayfish</text:h>
      <text:list xml:id="list29571186" text:style-name="L16">
        <text:list-item>
          <text:p text:style-name="P15">Thin graphite nacre shell</text:p>
        </text:list-item>
        <text:list-item>
          <text:p text:style-name="P15">Eats kelp and water fungus caps</text:p>
        </text:list-item>
        <text:list-item>
          <text:p text:style-name="P15">Live bearer</text:p>
        </text:list-item>
        <text:list-item>
          <text:p text:style-name="P15">Sonar sight</text:p>
        </text:list-item>
        <text:list-item>
          <text:p text:style-name="P15">Blind</text:p>
        </text:list-item>
        <text:list-item>
          <text:p text:style-name="P15">Teleports to hidden lair</text:p>
        </text:list-item>
        <text:list-item>
          <text:p text:style-name="P15">Diminutive size</text:p>
        </text:list-item>
        <text:list-item>
          <text:p text:style-name="P15">Amphibian</text:p>
        </text:list-item>
        <text:list-item>
          <text:p text:style-name="P15">Can resist very deep pressures at the bottom of the reservoir where they feed</text:p>
        </text:list-item>
        <text:list-item>
          <text:p text:style-name="P15">Come up to the surface regularly to breed and leave young on kelp leaves.</text:p>
        </text:list-item>
      </text:list>
      <text:h text:style-name="Heading_20_2" text:outline-level="2">Manyfish</text:h>
      <text:list xml:id="list29584063" text:style-name="L17">
        <text:list-item>
          <text:p text:style-name="P16">Clones self</text:p>
        </text:list-item>
        <text:list-item>
          <text:p text:style-name="P16">Merges clones</text:p>
        </text:list-item>
        <text:list-item>
          <text:p text:style-name="P16">Blue with mirrored stripes</text:p>
        </text:list-item>
        <text:list-item>
          <text:p text:style-name="P16">Does not appear in true mirrors</text:p>
        </text:list-item>
        <text:list-item>
          <text:p text:style-name="P16">Eats kelp and algaestone colonies</text:p>
        </text:list-item>
      </text:list>
      <text:h text:style-name="Heading_20_2" text:outline-level="2">Algaestone</text:h>
      <text:list xml:id="list29585216" text:style-name="L18">
        <text:list-item>
          <text:p text:style-name="P17">Algae colony that coats rotting materials</text:p>
        </text:list-item>
        <text:list-item>
          <text:p text:style-name="P17">High damage reduction in place when adhered</text:p>
        </text:list-item>
        <text:list-item>
          <text:p text:style-name="P17">Travels in swarms (cloud)</text:p>
        </text:list-item>
        <text:list-item>
          <text:p text:style-name="P17">Materials coated do not otherwise rot</text:p>
        </text:list-item>
        <text:list-item>
          <text:p text:style-name="P17">Vulnerable to electricity (dissolves adhering ability)</text:p>
        </text:list-item>
      </text:list>
      <text:h text:style-name="Heading_20_2" text:outline-level="2">Water Fungus</text:h>
      <text:list xml:id="list29586291" text:style-name="L19">
        <text:list-item>
          <text:p text:style-name="P18">Spores grow on silica at the bottom of the ocean or swept up by kelp currents.</text:p>
        </text:list-item>
        <text:list-item>
          <text:p text:style-name="P18">Produce a colony (high density) that has a breathable oxygen atmosphere</text:p>
        </text:list-item>
        <text:list-item>
          <text:p text:style-name="P18">Grow as they age and deposit more silicon</text:p>
        </text:list-item>
        <text:list-item>
          <text:p text:style-name="P18">Bottom of colony is always in contact with the water </text:p>
        </text:list-item>
        <text:list-item>
          <text:p text:style-name="P18">hyphae emerge from the bottommost point of the colony and dangle downward with length dependent on colony size</text:p>
        </text:list-item>
        <text:list-item>
          <text:p text:style-name="P18">Silica is decomposed into deposits of silicon which expand over time.</text:p>
        </text:list-item>
        <text:list-item>
          <text:p text:style-name="P18">Detects as undead</text:p>
        </text:list-item>
        <text:list-item>
          <text:p text:style-name="P18">Dies if base is detached from the roots and ignites to ash. Cap will regrow.</text:p>
        </text:list-item>
        <text:list-item>
          <text:p text:style-name="P18">Exothermic from base of the fungus</text:p>
        </text:list-item>
        <text:list-item>
          <text:p text:style-name="P18">Chemiluminescent</text:p>
        </text:list-item>
      </text:list>
      <text:h text:style-name="Heading_20_2" text:outline-level="2">Lie angler</text:h>
      <text:list xml:id="list29574630" text:style-name="L20">
        <text:list-item>
          <text:p text:style-name="P19">Alpha predator</text:p>
        </text:list-item>
        <text:list-item>
          <text:p text:style-name="P19">Duplicates shape of target (visual only)</text:p>
        </text:list-item>
        <text:list-item>
          <text:p text:style-name="P19">True sight</text:p>
        </text:list-item>
        <text:list-item>
          <text:p text:style-name="P19">Swallow whole</text:p>
        </text:list-item>
        <text:list-item>
          <text:p text:style-name="P19">Looks like a catfish when not angling</text:p>
        </text:list-item>
        <text:list-item>
          <text:p text:style-name="P19">Poisonous</text:p>
        </text:list-item>
        <text:list-item>
          <text:p text:style-name="P19">Eats water fungus or algaestone colonies if no meat is available</text:p>
        </text:list-item>
        <text:list-item>
          <text:p text:style-name="P19">Reproduces slowly, eggs form to innocuous material that the parent observes</text:p>
        </text:list-item>
        <text:list-item>
          <text:p text:style-name="P19">Can grow very large, can only mimic to sizes of itself or larger.</text:p>
        </text:list-item>
      </text:list>
      <text:h text:style-name="Heading_20_2" text:outline-level="2">Flow Eel</text:h>
      <text:list xml:id="list29603041" text:style-name="L21">
        <text:list-item>
          <text:p text:style-name="P20">Controls water to move</text:p>
        </text:list-item>
        <text:list-item>
          <text:p text:style-name="P20">Eats Glass crayfish, lantern wisps, raids algaestone colonies, and <text:s/>lamprey jellyfish</text:p>
        </text:list-item>
        <text:list-item>
          <text:p text:style-name="P20">Blind</text:p>
        </text:list-item>
        <text:list-item>
          <text:p text:style-name="P20">Senses by water displacement</text:p>
        </text:list-item>
        <text:list-item>
          <text:p text:style-name="P20">Uses dimensional locks and/or slow on target</text:p>
        </text:list-item>
        <text:list-item>
          <text:p text:style-name="P20">Breeds via eggs</text:p>
        </text:list-item>
      </text:list>
      <text:h text:style-name="Heading_20_2" text:outline-level="2">Lamprey Jellyfish</text:h>
      <text:list xml:id="list29584043" text:style-name="L22">
        <text:list-item>
          <text:p text:style-name="P21">Adheres to creatures</text:p>
        </text:list-item>
        <text:list-item>
          <text:p text:style-name="P21">Filter feeder, tentacles</text:p>
        </text:list-item>
        <text:list-item>
          <text:p text:style-name="P21">Greater Invisibility</text:p>
        </text:list-item>
        <text:list-item>
          <text:p text:style-name="P21">Jellyfish style movement</text:p>
        </text:list-item>
        <text:list-item>
          <text:p text:style-name="P21">Amphibious, drying makes the surface misty even while otherwise invisible</text:p>
        </text:list-item>
        <text:list-item>
          <text:p text:style-name="P21">larval stage is a faint sponge-like creature that is adhered to the creatures the parent attaches to</text:p>
        </text:list-item>
        <text:list-item>
          <text:p text:style-name="P21">eats Necroplankton</text:p>
        </text:list-item>
      </text:list>
      <text:h text:style-name="Heading_20_2" text:outline-level="2">Blink Piranha</text:h>
      <text:list xml:id="list29581325" text:style-name="L23">
        <text:list-item>
          <text:p text:style-name="P22">Shadow step</text:p>
        </text:list-item>
        <text:list-item>
          <text:p text:style-name="P22">Haste</text:p>
        </text:list-item>
        <text:list-item>
          <text:p text:style-name="P22">Nibbles on fungus caps</text:p>
        </text:list-item>
        <text:list-item>
          <text:p text:style-name="P22">Eats manyfish, lantern wisps, lamprey jellyfish</text:p>
        </text:list-item>
        <text:list-item>
          <text:p text:style-name="P22">Angular black designs on white background</text:p>
        </text:list-item>
        <text:list-item>
          <text:p text:style-name="P22">Eats red slime</text:p>
        </text:list-item>
      </text:list>
      <text:h text:style-name="Heading_20_2" text:outline-level="2">Lantern wisps</text:h>
      <text:list xml:id="list29597402" text:style-name="L24">
        <text:list-item>
          <text:p text:style-name="P23">Shadow</text:p>
        </text:list-item>
        <text:list-item>
          <text:p text:style-name="P23">Absorb Light</text:p>
        </text:list-item>
        <text:list-item>
          <text:p text:style-name="P23">Shadeless sphere of colored light blinks at center like fireflies</text:p>
        </text:list-item>
        <text:list-item>
          <text:p text:style-name="P23">Looks like a pufferfish</text:p>
        </text:list-item>
        <text:list-item>
          <text:p text:style-name="P23">Photovore</text:p>
        </text:list-item>
        <text:list-item>
          <text:p text:style-name="P23">1-2” in length</text:p>
        </text:list-item>
      </text:list>
      <text:h text:style-name="Heading_20_2" text:outline-level="2">Red slime</text:h>
      <text:list xml:id="list29596683" text:style-name="L25">
        <text:list-item>
          <text:p text:style-name="P24">Mobile cloud of dark red gel</text:p>
        </text:list-item>
        <text:list-item>
          <text:p text:style-name="P24">Scavenger</text:p>
        </text:list-item>
        <text:list-item>
          <text:p text:style-name="P24">Divides when a large creature</text:p>
        </text:list-item>
        <text:list-item>
          <text:p text:style-name="P24">Consumes leftover dead material on the reservoir floor and algaestone</text:p>
        </text:list-item>
        <text:list-item>
          <text:p text:style-name="P24">Vulnerable to electrical current</text:p>
        </text:list-item>
      </text:list>
      <text:h text:style-name="Heading_20_2" text:outline-level="2">Hexagon worm</text:h>
      <text:list xml:id="list29586530" text:style-name="L26">
        <text:list-item>
          <text:p text:style-name="P25">Slow metabolism</text:p>
        </text:list-item>
        <text:list-item>
          <text:p text:style-name="P25">Consumes salts</text:p>
        </text:list-item>
        <text:list-item>
          <text:p text:style-name="P25">Filter feeder, primarily eats necroplankton but also scavenges materials</text:p>
        </text:list-item>
        <text:list-item>
          <text:p text:style-name="P25">Reinforced stalk</text:p>
        </text:list-item>
        <text:list-item>
          <text:p text:style-name="P25">Draws red slime to consume it</text:p>
        </text:list-item>
        <text:list-item>
          <text:p text:style-name="P25">Form hexagonal stalk groups in the bottom third which are neutrally buoyant</text:p>
        </text:list-item>
      </text:list>
      <text:h text:style-name="Heading_20_2" text:outline-level="2">Necroplankton</text:h>
      <text:list xml:id="list29574546" text:style-name="L27">
        <text:list-item>
          <text:p text:style-name="P26">A group of similar plants ubiquitous in top half of reservoir though generally present throughout</text:p>
        </text:list-item>
        <text:list-item>
          <text:p text:style-name="P26">Absorb negative energy to reproduce</text:p>
        </text:list-item>
        <text:list-item>
          <text:p text:style-name="P26">Cluster mostly near walls or columns of reservoir</text:p>
        </text:list-item>
        <text:list-item>
          <text:p text:style-name="P26">Undead aura</text:p>
        </text:list-item>
        <text:list-item>
          <text:p text:style-name="P26">An individual can resurrect any of its progeny if not turned, eaten, or dead by natural aging</text:p>
        </text:list-item>
        <text:list-item>
          <text:p text:style-name="P26">Life span of 3 weeks, breeding cycle of ~3 days</text:p>
        </text:list-item>
        <text:list-item>
          <text:p text:style-name="P26">Resemble slimy dark gray balls</text:p>
        </text:list-item>
      </text:list>
      <text:h text:style-name="Heading_20_2" text:outline-level="2">Pyropads</text:h>
      <text:list xml:id="list29599131" text:style-name="L28">
        <text:list-item>
          <text:p text:style-name="P27">Lillypads that float on the top of reservoir</text:p>
        </text:list-item>
        <text:list-item>
          <text:p text:style-name="P27">Bubbles of high-energy hydrocarbons store energy</text:p>
        </text:list-item>
        <text:list-item>
          <text:p text:style-name="P27">Propagate by sporating a deposit and igniting</text:p>
        </text:list-item>
        <text:list-item>
          <text:p text:style-name="P27">Long thick loops into the water as roots generate energy from temperature differential</text:p>
        </text:list-item>
        <text:list-item>
          <text:p text:style-name="P27">2' wide</text:p>
        </text:list-item>
        <text:list-item>
          <text:p text:style-name="P27">Roots are hairy</text:p>
        </text:list-item>
      </text:list>
      <text:h text:style-name="Heading_20_2" text:outline-level="2">Warts</text:h>
      <text:list xml:id="list29598760" text:style-name="L29">
        <text:list-item>
          <text:p text:style-name="P28">Luminescent fungus (gills)</text:p>
        </text:list-item>
        <text:list-item>
          <text:p text:style-name="P28">Grows near waterline</text:p>
        </text:list-item>
        <text:list-item>
          <text:p text:style-name="P28">A slime base allows for fungus movement along the wall which expands over time</text:p>
        </text:list-item>
        <text:list-item>
          <text:p text:style-name="P28">Fungus spores land and grow on the slime substrate when released</text:p>
        </text:list-item>
        <text:list-item>
          <text:p text:style-name="P28">interior of cap is woody and not alive</text:p>
        </text:list-item>
        <text:list-item>
          <text:p text:style-name="P28">Feeds on negative energy</text:p>
        </text:list-item>
        <text:list-item>
          <text:p text:style-name="P28">Will grow over time to a few meters in diameter</text:p>
        </text:list-item>
      </text:list>
      <text:h text:style-name="Heading_20_2" text:outline-level="2">Gliders</text:h>
      <text:list xml:id="list29592032" text:style-name="L31">
        <text:list-item>
          <text:p text:style-name="P29">Spider with one set as wings</text:p>
        </text:list-item>
        <text:list-item>
          <text:p text:style-name="P29">Iron silk, Waterproofed sticky web solidifies to a high density polymer after a week then begins to degrade</text:p>
        </text:list-item>
        <text:list-item>
          <text:p text:style-name="P29">1m at mature size</text:p>
        </text:list-item>
        <text:list-item>
          <text:p text:style-name="P29">Eat assorted fish and red lady's children</text:p>
        </text:list-item>
        <text:list-item>
          <text:p text:style-name="P29">Silence effect</text:p>
        </text:list-item>
        <text:list-item>
          <text:p text:style-name="P29">Fear fire (pyrophobic)</text:p>
        </text:list-item>
        <text:list-item>
          <text:p text:style-name="P29">Web not flammable</text:p>
        </text:list-item>
        <text:list-item>
          <text:p text:style-name="P29">Funnel builder</text:p>
        </text:list-item>
      </text:list>
      <text:h text:style-name="Heading_20_2" text:outline-level="2">Skipper</text:h>
      <text:list xml:id="list29582490" text:style-name="L32">
        <text:list-item>
          <text:p text:style-name="P30">Large waterskipper, related to crustaceans</text:p>
        </text:list-item>
        <text:list-item>
          <text:p text:style-name="P30">External oxygen exchange antennae on back</text:p>
        </text:list-item>
        <text:list-item>
          <text:p text:style-name="P30">Fire resistant</text:p>
        </text:list-item>
        <text:list-item>
          <text:p text:style-name="P30">Parasitic to pyropads</text:p>
        </text:list-item>
        <text:list-item>
          <text:p text:style-name="P30">Exothermic</text:p>
        </text:list-item>
        <text:list-item>
          <text:p text:style-name="P30">Compound eyes</text:p>
        </text:list-item>
      </text:list>
      <text:h text:style-name="Heading_20_2" text:outline-level="2">Echospores</text:h>
      <text:list xml:id="list29571510" text:style-name="L33">
        <text:list-item>
          <text:p text:style-name="P31">Hover around sound emissions</text:p>
        </text:list-item>
        <text:list-item>
          <text:p text:style-name="P31">Can infect any being that makes sound</text:p>
        </text:list-item>
        <text:list-item>
          <text:p text:style-name="P31">Looks like mist</text:p>
        </text:list-item>
        <text:list-item>
          <text:p text:style-name="P31">Feed off of vibrations</text:p>
        </text:list-item>
        <text:list-item>
          <text:p text:style-name="P31">Render mute rather than hoarse</text:p>
        </text:list-item>
        <text:list-item>
          <text:p text:style-name="P31">Bacteria of fungal orig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100%" fo:margin-left="0in" fo:margin-right="0in" fo:margin-top="0in" fo:margin-bottom="0.1in" fo:text-align="justify" style:justify-single-word="false" fo:keep-together="always" fo:text-indent="0.5in" style:auto-text-indent="false" style:page-number="auto"/>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100%" fo:margin-left="0.05in" fo:margin-right="0in" fo:margin-top="0in" fo:margin-bottom="0in" fo:text-indent="-0.25in" style:auto-text-indent="fals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1in" fo:margin-bottom="0.1in" fo:text-align="center" style:justify-single-word="false" style:page-number="auto"/>
      <style:text-properties style:font-name="Arial Black" fo:font-size="135%"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Statistics" style:family="paragraph" style:master-page-name="">
      <style:paragraph-properties fo:margin-top="0in" fo:margin-bottom="0in" style:page-number="auto"/>
    </style:style>
    <style:style style:name="Heading_20_3" style:display-name="Heading 3" style:family="paragraph" style:parent-style-name="Heading" style:next-style-name="Text_20_body" style:default-outline-level="3" style:class="text" style:master-page-name="">
      <style:paragraph-properties style:page-number="auto" style:shadow="none"/>
      <style:text-properties style:font-name="Arial Black" fo:font-size="16pt" fo:font-style="normal" fo:font-weight="9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122e39-92ed229-498d286-15e43b4-d70da21</meta:generator>
    <dc:creator>Chris N</dc:creator>
    <dc:date>2012-07-29T13:55:59.41</dc:date>
    <meta:editing-cycles>12</meta:editing-cycles>
    <meta:editing-duration>PT23H43M28S</meta:editing-duration>
    <meta:document-statistic meta:table-count="0" meta:image-count="0" meta:object-count="0" meta:page-count="1" meta:paragraph-count="355" meta:word-count="2700" meta:character-count="15538" meta:non-whitespace-character-count="13412"/>
    <meta:user-defined meta:name="Info 1"/>
    <meta:user-defined meta:name="Info 2"/>
    <meta:user-defined meta:name="Info 3"/>
    <meta:user-defined meta:name="Info 4"/>
  </office:meta>
</office:document-meta>
</file>